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ellClassFunctions" style:family="table">
      <style:table-properties style:width="6.925in" table:align="margins"/>
    </style:style>
    <style:style style:name="CellClassFunctions.A" style:family="table-column">
      <style:table-column-properties style:column-width="3.4625in" style:rel-column-width="32767*"/>
    </style:style>
    <style:style style:name="CellClassFunc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ellClassFunctions.B1" style:family="table-cell">
      <style:table-cell-properties fo:padding="0.0382in" fo:border="0.05pt solid #000000"/>
    </style:style>
    <style:style style:name="CellClassFunctions.A2" style:family="table-cell">
      <style:table-cell-properties fo:padding="0.0382in" fo:border-left="0.05pt solid #000000" fo:border-right="none" fo:border-top="none" fo:border-bottom="0.05pt solid #000000"/>
    </style:style>
    <style:style style:name="CellClassFunc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2pt" style:font-size-asian="10.5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.4898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.9898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-0.0102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die Peters</text:p>
      <text:p text:style-name="Standard">CS 162 OSU W14</text:p>
      <text:p text:style-name="Standard">1/19/14</text:p>
      <text:p text:style-name="Standard"/>
      <text:p text:style-name="P7">Conway's Life Initial Design Document</text:p>
      <text:p text:style-name="P1"/>
      <text:p text:style-name="P4">Structure</text:p>
      <text:p text:style-name="P2"/>
      <text:p text:style-name="P8">My design of life will be built with three classes, one for cells (called Cells), one for collections of cells, which I will call Boards, and one for games, which will provide the user interface for running a game.</text:p>
      <text:p text:style-name="P8">The Boards and Cells classes and all their functions will be defined in an interface/implementation file pair called life (life.h and life.cpp).</text:p>
      <text:p text:style-name="P8">Boards will come with no loaded configurations, but several will be provided as constants in the life library. The user will be able to define more as he/she wants and load them into the interface using a method of the Game class.</text:p>
      <text:p text:style-name="P8"/>
      <text:p text:style-name="P12">Algorithm</text:p>
      <text:p text:style-name="P11"><text:span text:style-name="T1"/></text:p>
      <text:p text:style-name="P13"><text:span text:style-name="T1">Running a game of life means the following:</text:span></text:p>
      <text:p text:style-name="P13"><text:span text:style-name="T1"/></text:p>
      <text:list xml:id="list751020393" text:style-name="L1">
        <text:list-item>
          <text:p text:style-name="P6"><text:span text:style-name="T1">An initial configuration will be loaded by filling an array with boolean values.</text:span></text:p>
        </text:list-item>
        <text:list-item>
          <text:p text:style-name="P6"><text:span text:style-name="T1">The next generation will be calculated by leaving the original array intact and filling a second array by determining the fate of each element in the first array.</text:span></text:p>
        </text:list-item>
        <text:list-item>
          <text:p text:style-name="P6"><text:span text:style-name="T1">The first array will be replaced by the second.</text:span></text:p>
        </text:list-item>
        <text:list-item>
          <text:p text:style-name="P6"><text:span text:style-name="T1">Return to step 2 until a generation produces no change or the user issues a keyboard interrupt.</text:span></text:p>
        </text:list-item>
      </text:list>
      <text:p text:style-name="P5"><text:span text:style-name="T1"/></text:p>
      <text:p text:style-name="P4">Classes and Functions</text:p>
      <text:p text:style-name="P3"/>
      <text:p text:style-name="P10">Cell class</text:p>
      <text:p text:style-name="P10"/>
      <text:p text:style-name="P15">Functions</text:p>
      <text:p text:style-name="P9"/>
      <table:table table:name="CellClassFunctions" table:style-name="CellClassFunctions">
        <table:table-column table:style-name="CellClassFunctions.A" table:number-columns-repeated="2"/>
        <table:table-row>
          <table:table-cell table:style-name="CellClassFunctions.A1" office:value-type="string">
            <text:p text:style-name="P16"/>
          </table:table-cell>
          <table:table-cell table:style-name="CellClassFunctions.B1" office:value-type="string">
            <text:p text:style-name="P16"/>
          </table:table-cell>
        </table:table-row>
        <table:table-row>
          <table:table-cell table:style-name="CellClassFunctions.A2" office:value-type="string">
            <text:p text:style-name="P16"/>
          </table:table-cell>
          <table:table-cell table:style-name="CellClassFunctions.B2" office:value-type="string">
            <text:p text:style-name="P16"/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4-01-19T23:13:35</meta:creation-date>
    <meta:generator>LibreOffice/3.5$Linux_X86_64 LibreOffice_project/350m1$Build-2</meta:generator>
    <meta:document-statistic meta:table-count="1" meta:image-count="0" meta:object-count="0" meta:page-count="1" meta:paragraph-count="17" meta:word-count="202" meta:character-count="767" meta:non-whitespace-character-count="970"/>
  </office:meta>
</office:document-meta>
</file>